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56" draw:master-page-name="Master1-Layout2-obj-Title-and-Content" presentation:presentation-page-layout-name="Master1-PPL2" draw:id="Slide-256">
        <draw:frame draw:id="id63" presentation:style-name="a35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presentation:style-name="a373" draw:name="Content Placeholder 2" svg:x="0.91667in" svg:y="1.99653in" svg:width="11.5in" svg:height="4.75868in" presentation:class="outline" presentation:placeholder="false">
          <draw:text-box>
            <text:list text:style-name="a361">
              <text:list-item>
                <text:p text:style-name="a360" text:class-names="" text:cond-style-name=""><text:span text:style-name="a358" text:class-names="">We provide support for the following products:</text:span><text:span text:style-name="a359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&lt;&lt;foreach [in product]&gt;&gt;&lt;&lt;[ProductName]&gt;&gt;</text:span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&lt;&lt;/foreach&gt;&gt;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.12.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.12.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.12.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.12.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.12.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.12.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.12.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.12.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.12.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.12.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.12.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.12.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Иван</meta:initial-creator>
    <dc:creator>Muhammad Atir</dc:creator>
    <meta:creation-date>2015-10-26T13:36:31Z</meta:creation-date>
    <dc:date>2015-12-15T05:03:10Z</dc:date>
    <meta:editing-cycles>5</meta:editing-cycles>
    <meta:editing-duration>PT131S</meta:editing-duration>
    <meta:document-statistic meta:paragraph-count="3" meta:word-count="19"/>
  </office:meta>
</office:document-meta>
</file>